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Propfind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ilePropfind.getTargetDocument( boolean suc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Propfind.getPubli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Propfind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